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notationCacheOperationSourceTests.no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CacheOperationSourceTests.cacheWith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ustomServiceWithDefaults.customKeyGeneratorAndCacheResolverWithExceptionName( Lo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CacheOperationSourceTests.customKeyGeneratorAndCach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nnotationCacheOperationSourceTests.remove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CacheOperationSourceTests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CacheOperationSourceTests.defaultCacheNameNoDefaul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CacheOperationSourceTests.getCacheOperation( Class &lt; T &gt; operationType , Class &lt; ? &gt; targetType , String methodName , Class &lt; ? &gt; ... parameterTyp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notationCacheOperationSourceTests.customKeyGen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nnotationCacheOperationSourceTests.assertJCacheResolver( CacheResolver actual , Class &lt; ? extends javax . cache . annotation . CacheResolver &gt; expectedTarget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nnotationCacheOperationSourceTests.customCach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ustomService.customKeyGeneratorSpringBean( Lo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CacheOperationSourceTests.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CacheOperationSourceTests.defaultCacheNameWith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CacheOperationSource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notationCacheOperationSourceTests.defaultCacheNameWithCand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CacheOperationSourceTests.getDefaultCacheOperation( Class &lt; T &gt; operationType , Class &lt; ? &gt; ... parameter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CacheOperationSourceTests.getCacheOperation( Class &lt; ? &gt; targetType , String methodName , Class &lt; ? &gt; ... parameter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validCases.multi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notationCacheOperationSourceTests.assertDefaults( AbstractJCacheKeyOperation &lt; ? &gt; ope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CacheOperationSourceTests.assertCacheKeyGenerator( KeyGenerator actual , Class &lt; ? extends CacheKeyGenerator &gt; expectedTarge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ustomService.customKeyGenerator( Lo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CacheOperationSourceTests.multi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CacheOperationSourceTests.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CacheOperationSourceTests.defaultCacheNameWithDefaul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ustomService.customCacheResolver( Lo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ServiceWithDefaults.customKeyGeneratorAndCacheResolver( Lo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CacheOperationSourceTests.customKeyGeneratorAndCacheResolverWithExceptio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nnotationCacheOperationSourceTests.customKeyGeneratorSpring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